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1.967cm"/>
    </style:style>
    <style:style style:name="co15" style:family="table-column">
      <style:table-column-properties fo:break-before="auto" style:column-width="1.988cm"/>
    </style:style>
    <style:style style:name="co16" style:family="table-column">
      <style:table-column-properties fo:break-before="auto" style:column-width="6.451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3.022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3.963cm"/>
    </style:style>
    <style:style style:name="co21" style:family="table-column">
      <style:table-column-properties fo:break-before="auto" style:column-width="6.181cm"/>
    </style:style>
    <style:style style:name="co22" style:family="table-column">
      <style:table-column-properties fo:break-before="auto" style:column-width="4.427cm"/>
    </style:style>
    <style:style style:name="co23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2.614cm"/>
    </style:style>
    <style:style style:name="co25" style:family="table-column">
      <style:table-column-properties fo:break-before="auto" style:column-width="2.11cm"/>
    </style:style>
    <style:style style:name="co26" style:family="table-column">
      <style:table-column-properties fo:break-before="auto" style:column-width="2.51cm"/>
    </style:style>
    <style:style style:name="co27" style:family="table-column">
      <style:table-column-properties fo:break-before="auto" style:column-width="2.267cm"/>
    </style:style>
    <style:style style:name="ro5" style:family="table-row">
      <style:table-row-properties style:row-height="0.512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1.58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605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14" style:family="table-cell" style:parent-style-name="Default"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8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Default">
      <style:table-cell-properties fo:border-bottom="0.002cm solid #000000" fo:background-color="#eeeeee" fo:border-left="none" fo:border-right="none" fo:border-top="0.002cm solid #000000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size="9pt" style:font-size-asian="9pt" style:font-size-complex="9pt"/>
    </style:style>
    <style:style style:name="ce35" style:family="table-cell" style:parent-style-name="Default" style:data-style-name="N2"/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2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3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44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7" style:family="table-cell" style:parent-style-name="Default" style:data-style-name="N2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8" style:family="table-cell" style:parent-style-name="Default" style:data-style-name="N2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49" style:family="table-cell" style:parent-style-name="Default" style:data-style-name="N2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0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5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62" style:family="table-cell" style:parent-style-name="Default">
      <style:table-cell-properties fo:border-bottom="0.002cm solid #000000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0.002cm solid #000000" style:text-align-source="value-type" style:repeat-content="false" fo:border-left="none" fo:border-right="none" fo:border-top="0.002cm solid #000000"/>
      <style:paragraph-properties fo:margin-left="0cm"/>
    </style:style>
    <style:style style:name="ce66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68" style:family="table-cell" style:parent-style-name="Default">
      <style:text-properties style:font-name="Arial" style:font-name-asian="WenQuanYi Zen Hei" style:font-name-complex="Lohit Hindi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9" table:default-cell-style-name="ce6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ce5"/>
        <table:table-row table:style-name="ro1">
          <table:table-cell table:style-name="ce56" office:value-type="string">
            <text:p><text:a xlink:href="python://setLang(user.lang%20or%20'es_AR')">setLang</text:a></text:p>
          </table:table-cell>
          <table:table-cell table:number-columns-repeated="7"/>
          <table:table-cell table:style-name="Default"/>
        </table:table-row>
        <table:table-row table:style-name="ro11">
          <table:table-cell table:style-name="ce57" office:value-type="string">
            <text:p><text:a xlink:href="python://o.name">name</text:a></text:p>
          </table:table-cell>
          <table:table-cell table:number-columns-repeated="7"/>
          <table:table-cell table:style-name="ce72" office:value-type="string">
            <text:p><text:a xlink:href="python://o.company_id.name">company_id</text:a></text:p>
          </table:table-cell>
        </table:table-row>
        <table:table-row table:style-name="ro12">
          <table:table-cell table:style-name="ce58" office:value-type="string">
            <text:p>Desde <text:a xlink:href="python://formatLang(o.date_from,%20date=True)">date_from</text:a> hasta <text:a xlink:href="python://formatLang(o.date_to,%20date=True)">date_to</text:a></text:p>
          </table:table-cell>
          <table:table-cell table:number-columns-repeated="7"/>
          <table:table-cell table:style-name="ce72" office:value-type="string">
            <text:p><text:a xlink:href="python://o.company_id.main_id_number">cuit</text:a>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59" office:value-type="string">
            <text:p>Fecha</text:p>
          </table:table-cell>
          <table:table-cell table:style-name="ce59" office:value-type="string">
            <text:p>Comprobante</text:p>
          </table:table-cell>
          <table:table-cell table:style-name="ce59" office:value-type="string">
            <text:p>Nombre</text:p>
          </table:table-cell>
          <table:table-cell table:style-name="ce59" office:value-type="string">
            <text:p>Cond. IVA</text:p>
          </table:table-cell>
          <table:table-cell table:style-name="ce59" office:value-type="string">
            <text:p>CUIT o Doc.</text:p>
          </table:table-cell>
          <table:table-cell table:style-name="ce59" office:value-type="string">
            <text:p>Imps/Rets</text:p>
          </table:table-cell>
          <table:table-cell table:style-name="ce59" office:value-type="string">
            <text:p>Base</text:p>
          </table:table-cell>
          <table:table-cell table:style-name="ce59" office:value-type="string">
            <text:p>Impuesto</text:p>
          </table:table-cell>
          <table:table-cell table:style-name="ce59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string">
            <text:p><text:a xlink:href="python://if%20test=%22invoice.state%20==%20'cancel'%22">if cancel</text:a>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string">
            <text:p><text:a xlink:href="python://formatLang(invoice.date_invoice,%20date=True)">date_invoice</text:a></text:p>
          </table:table-cell>
          <table:table-cell table:style-name="ce64" office:value-type="string">
            <text:p><text:a xlink:href="python://invoice.display_name">display_name</text:a></text:p>
          </table:table-cell>
          <table:table-cell table:style-name="ce66" office:value-type="string">
            <text:p><text:a xlink:href="python://invoice.commercial_partner_id.name">commercial_partner</text:a></text:p>
          </table:table-cell>
          <table:table-cell table:style-name="ce66" office:value-type="string">
            <text:p><text:a xlink:href="python://invoice.afip_responsability_type_id.name">afip_responsability_type_id</text:a></text:p>
          </table:table-cell>
          <table:table-cell table:style-name="ce66" office:value-type="string">
            <text:p><text:a xlink:href="python://invoice.main_id_number">invoice.main_id_number</text:a></text:p>
          </table:table-cell>
          <table:table-cell table:style-name="ce67" office:value-type="string">
            <text:p>ANULADA</text:p>
          </table:table-cell>
          <table:table-cell table:number-columns-repeated="3" table:style-name="ce15" office:value-type="float" office:value="0">
            <text:p>0,00</text:p>
          </table:table-cell>
        </table:table-row>
        <table:table-row table:style-name="ro1">
          <table:table-cell office:value-type="string">
            <text:p><text:a xlink:href="python:///if">end if</text:a></text:p>
          </table:table-cell>
          <table:table-cell table:style-name="ce65"/>
          <table:table-cell table:style-name="ce5" table:number-columns-repeated="6"/>
          <table:table-cell/>
        </table:table-row>
        <table:table-row table:style-name="ro1">
          <table:table-cell office:value-type="string">
            <text:p><text:a xlink:href="python://if%20test=%22invoice.state%20!=%20'cancel'%22">if not cancel</text:a></text:p>
          </table:table-cell>
          <table:table-cell table:style-name="ce65"/>
          <table:table-cell table:style-name="ce5" table:number-columns-repeated="6"/>
          <table:table-cell/>
        </table:table-row>
        <table:table-row table:style-name="ro1">
          <table:table-cell office:value-type="string">
            <text:p><text:a xlink:href="python://formatLang(invoice.date_invoice,%20date=True)">date_invoice</text:a></text:p>
          </table:table-cell>
          <table:table-cell table:style-name="ce64" office:value-type="string">
            <text:p><text:a xlink:href="python://invoice.display_name">display_name</text:a></text:p>
          </table:table-cell>
          <table:table-cell table:style-name="ce66" office:value-type="string">
            <text:p><text:a xlink:href="python://invoice.commercial_partner_id.name">commercial_partner</text:a></text:p>
          </table:table-cell>
          <table:table-cell table:style-name="ce66" office:value-type="string">
            <text:p><text:a xlink:href="python://invoice.afip_responsability_type_id.name">afip_responsability_type_id</text:a></text:p>
          </table:table-cell>
          <table:table-cell table:style-name="ce66" office:value-type="string">
            <text:p><text:a xlink:href="python://invoice.main_id_number">invoice.main_id_number</text:a></text:p>
          </table:table-cell>
          <table:table-cell table:style-name="ce67"/>
          <table:table-cell table:style-name="ce15" office:value-type="string">
            <text:p><text:a xlink:href="python://(invoice.type%20in%20('out_refund',%20'in_refund')%20and%20-invoice.cc_amount_untaxed%20or%20invoice.cc_amount_untaxed)">amount_untaxed</text:a></text:p>
          </table:table-cell>
          <table:table-cell table:style-name="ce15" office:value-type="string">
            <text:p><text:a xlink:href="python://(invoice.type%20in%20('out_refund',%20'in_refund')%20and%20-invoice.cc_amount_tax%20or%20invoice.cc_amount_tax)">amount_tax</text:a></text:p>
          </table:table-cell>
          <table:table-cell table:style-name="ce15" office:value-type="string">
            <text:p><text:a xlink:href="python://(invoice.type%20in%20('out_refund',%20'in_refund')%20and%20-invoice.cc_amount_total%20or%20invoice.cc_amount_total)">amount_total</text:a></text:p>
          </table:table-cell>
        </table:table-row>
        <table:table-row table:style-name="ro4">
          <table:table-cell table:style-name="Default"/>
          <table:table-cell table:number-columns-repeated="4"/>
          <table:table-cell table:style-name="ce68" office:value-type="string">
            <text:p><text:span text:style-name="T1"><text:a xlink:href="python://for%20each=%22tax%20in%20invoice.tax_line_ids%22">for each tax</text:a></text:span></text:p>
          </table:table-cell>
          <table:table-cell table:style-name="ce70" table:number-columns-repeated="3"/>
        </table:table-row>
        <table:table-row table:style-name="ro1">
          <table:table-cell table:style-name="ce61" table:number-columns-repeated="5"/>
          <table:table-cell table:style-name="ce69" office:value-type="string">
            <text:p><text:span text:style-name="T1"><text:a xlink:href="python://tax.tax_id.name%20or%20tax.name">tax_id</text:a></text:span></text:p>
          </table:table-cell>
          <table:table-cell table:style-name="ce71" office:value-type="string">
            <text:p><text:a xlink:href="python://(tax.invoice_id.type%20in%20('out_refund',%20'in_refund')%20and%20-tax.base%20or%20tax.base)">base</text:a></text:p>
          </table:table-cell>
          <table:table-cell table:style-name="ce71" office:value-type="string">
            <text:p><text:a xlink:href="python://(tax.invoice_id.type%20in%20('out_refund',%20'in_refund')%20and%20-tax.amount%20or%20tax.amount)">amount</text:a></text:p>
          </table:table-cell>
          <table:table-cell table:style-name="ce73"/>
        </table:table-row>
        <table:table-row table:style-name="ro4">
          <table:table-cell table:style-name="ce61"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style-name="ce71" table:number-columns-repeated="2"/>
          <table:table-cell table:style-name="ce73"/>
        </table:table-row>
        <table:table-row table:style-name="ro1">
          <table:table-cell office:value-type="string">
            <text:p><text:a xlink:href="python:///if">end if</text:a></text:p>
          </table:table-cell>
          <table:table-cell table:number-columns-repeated="7"/>
          <table:table-cell table:style-name="Default"/>
        </table:table-row>
        <table:table-row table:style-name="ro4">
          <table:table-cell table:style-name="ce62" office:value-type="string">
            <text:p><text:a xlink:href="python:///for">end for</text:a></text:p>
          </table:table-cell>
          <table:table-cell table:style-name="ce62" table:number-columns-repeated="8"/>
        </table:table-row>
        <table:table-row table:style-name="ro4">
          <table:table-cell table:style-name="ce63" table:number-columns-repeated="6"/>
          <table:table-cell table:style-name="ce18" office:value-type="string">
            <text:p><text:a xlink:href="python://(sumif(o.invoice_ids,%20'cc_amount_untaxed',%20[('type','in',%20['in_invoice','out_invoice']),%20('state',%20'!=',%20'cancel')])-sumif(o.invoice_ids,%20'cc_amount_untaxed',%20[('type','in',%20['in_refund','out_refund']),%20('state',%20'!=',%20'cancel')]))">amount_untaxed</text:a></text:p>
          </table:table-cell>
          <table:table-cell table:style-name="ce18" office:value-type="string">
            <text:p><text:a xlink:href="python://(sumif(o.invoice_ids,%20'cc_amount_tax',%20[('type','in',%20['in_invoice','out_invoice']),%20('state',%20'!=',%20'cancel')])-sumif(o.invoice_ids,%20'cc_amount_tax',%20[('type','in',%20['in_refund','out_refund']),%20('state',%20'!=',%20'cancel')]))">amount_tax</text:a></text:p>
          </table:table-cell>
          <table:table-cell table:style-name="ce18" office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>amount_total</text:a></text:p>
          </table:table-cell>
        </table:table-row>
      </table:table>
      <table:table table:name="x tipo comprobante" table:style-name="ta1">
        <table:table-column table:style-name="co10" table:default-cell-style-name="Default"/>
        <table:table-column table:style-name="co11" table:number-columns-repeated="4" table:default-cell-style-name="ce24"/>
        <table:table-row table:style-name="ro5">
          <table:table-cell table:style-name="ce21" office:value-type="string">
            <text:p>Totales por Tipo de Comproban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4">
          <table:table-cell table:style-name="ce22"/>
          <table:table-cell table:style-name="ce25" office:value-type="string">
            <text:p>Base</text:p>
          </table:table-cell>
          <table:table-cell table:style-name="ce25" office:value-type="string">
            <text:p>IVA</text:p>
          </table:table-cell>
          <table:table-cell table:style-name="ce25" office:value-type="string">
            <text:p>Otros Imp.</text:p>
          </table:table-cell>
          <table:table-cell table:style-name="ce25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 each=&quot;line in o.document_type_ids&quot;">for each document_type</text:a></text:p>
          </table:table-cell>
          <table:table-cell table:style-name="ce26" table:number-columns-repeated="3"/>
          <table:table-cell table:style-name="ce5"/>
        </table:table-row>
        <table:table-row table:style-name="ro1">
          <table:table-cell table:style-name="ce23" office:value-type="string">
            <text:p><text:a xlink:href="python://line.name">name</text:a></text:p>
          </table:table-cell>
          <table:table-cell table:style-name="ce15" office:value-type="string">
            <text:p><text:a xlink:href="python://(line.get_amounts(o)[0])">amount_untaxed</text:a></text:p>
          </table:table-cell>
          <table:table-cell table:style-name="ce15" office:value-type="string">
            <text:p><text:a xlink:href="python://(line.get_amounts(o)[1])">vat_amount</text:a></text:p>
          </table:table-cell>
          <table:table-cell table:style-name="ce15" office:value-type="string">
            <text:p><text:a xlink:href="python://(line.get_amounts(o)[2])">other_taxes_amount</text:a></text:p>
          </table:table-cell>
          <table:table-cell table:style-name="ce15" office:value-type="string">
            <text:p><text:a xlink:href="python://(line.get_amounts(o)[3])">amount_total</text:a></text:p>
          </table:table-cell>
        </table:table-row>
        <table:table-row table:style-name="ro4">
          <table:table-cell table:style-name="ce5" office:value-type="string">
            <text:p><text:a xlink:href="python:///for">end for</text:a></text:p>
          </table:table-cell>
          <table:table-cell table:style-name="ce26" table:number-columns-repeated="3"/>
          <table:table-cell table:style-name="ce5"/>
        </table:table-row>
        <table:table-row table:style-name="ro4">
          <table:table-cell/>
          <table:table-cell table:style-name="ce18" office:value-type="string">
            <text:p><text:a xlink:href="python://(sumif(o.invoice_ids,%20'cc_amount_untaxed',%20[('type','in',%20['in_invoice','out_invoice']),%20('state',%20'!=',%20'cancel')])-sumif(o.invoice_ids,%20'cc_amount_untaxed',%20[('type','in',%20['in_refund','out_refund']),%20('state',%20'!=',%20'cancel')]))">amount_untaxed</text:a></text:p>
          </table:table-cell>
          <table:table-cell table:style-name="ce18" office:value-type="string">
            <text:p><text:a xlink:href="python://(sumif(o.invoice_ids,%20'cc_vat_amount',%20[('type','in',%20['in_invoice','out_invoice']),%20('state',%20'!=',%20'cancel')])-sumif(o.invoice_ids,%20'cc_vat_amount',%20[('type','in',%20['in_refund','out_refund']),%20('state',%20'!=',%20'cancel')]))">vat_amount</text:a></text:p>
          </table:table-cell>
          <table:table-cell table:style-name="ce18" office:value-type="string">
            <text:p><text:a xlink:href="python://(sumif(o.invoice_ids,%20'cc_other_taxes_amount',%20[('type','in',%20['in_invoice','out_invoice']),%20('state',%20'!=',%20'cancel')])-sumif(o.invoice_ids,%20'cc_other_taxes_amount',%20[('type','in',%20['in_refund','out_refund']),%20('state',%20'!=',%20'cancel')]))">other_taxes_amount</text:a></text:p>
          </table:table-cell>
          <table:table-cell table:style-name="ce18" office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>amount_total</text:a></text:p>
          </table:table-cell>
        </table:table-row>
      </table:table>
      <table:table table:name="x alicuota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28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 each=&quot;line in o.afip_responsability_type_ids&quot;">for each afip_responsability_type</text:a></text:p>
          </table:table-cell>
          <table:table-cell table:style-name="ce45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style-name="ce24" table:number-columns-repeated="3"/>
        </table:table-row>
        <table:table-row table:style-name="ro4">
          <table:table-cell table:style-name="ce5" office:value-type="string">
            <text:p><text:a xlink:href="python://for each=&quot;tax in o.vat_tax_ids&quot;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style-name="ce14" table:number-columns-repeated="2"/>
          <table:table-cell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 each=&quot;line in o.afip_responsability_type_ids&quot;">for each responsability</text:a></text:p>
          </table:table-cell>
          <table:table-cell table:style-name="ce46" office:value-type="string">
            <text:p><text:a xlink:href="python://(tax.get_amounts(o,line,['in_invoice','out_invoice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6" office:value-type="string">
            <text:p><text:a xlink:href="python://(tax.get_amounts(o, invoice_type=['in_invoice','out_invoice'])[0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 each=&quot;line in o.afip_responsability_type_ids&quot;">for each responsability</text:a></text:p>
          </table:table-cell>
          <table:table-cell table:style-name="ce47" office:value-type="string">
            <text:p><text:a xlink:href="python://float(tax.get_amounts(o,line, ['in_invoice','out_invoice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 invoice_type=['in_invoice','out_invoice'])[1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4" office:value-type="string">
            <text:p>TOTAL</text:p>
          </table:table-cell>
          <table:table-cell table:style-name="ce43" office:value-type="string">
            <text:p><text:a xlink:href="python://for each=&quot;line in o.afip_responsability_type_ids&quot;">for each responsability</text:a></text:p>
          </table:table-cell>
          <table:table-cell table:style-name="ce48" office:value-type="string">
            <text:p><text:a xlink:href="python://float(tax.get_amounts(o,line,['in_invoice','out_invoice'])[2])">amount</text:a></text:p>
          </table:table-cell>
          <table:table-cell table:style-name="ce43" office:value-type="string">
            <text:p><text:a xlink:href="python:///for">end for</text:a></text:p>
          </table:table-cell>
          <table:table-cell table:style-name="ce48" office:value-type="string">
            <text:p><text:a xlink:href="python://(tax.get_amounts(o, invoice_type=['in_invoice','out_invoice'])[2])">amount</text:a></text:p>
          </table:table-cell>
          <table:table-cell table:style-name="ce53"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8">
          <table:table-cell/>
          <table:table-cell table:style-name="ce35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'cc_vat_amount',[('state','!=','cancel'),('type','in',['in_invoice','out_invoice'])]))">amount</text:a></text:p>
          </table:table-cell>
          <table:covered-table-cell table:style-name="ce44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30"/>
          <table:table-cell table:style-name="ce37"/>
          <table:table-cell table:style-name="ce30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1" office:value-type="string">
            <text:p>Notas de crédito</text:p>
          </table:table-cell>
          <table:table-cell table:style-name="ce38" table:number-columns-repeated="5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 each=&quot;line in o.afip_responsability_type_ids&quot;">for each afip_responsability_type</text:a></text:p>
          </table:table-cell>
          <table:table-cell table:style-name="ce45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number-columns-repeated="3"/>
        </table:table-row>
        <table:table-row table:style-name="ro4">
          <table:table-cell table:style-name="ce5" office:value-type="string">
            <text:p><text:a xlink:href="python://for each=&quot;tax in o.vat_tax_ids&quot;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number-columns-repeated="3"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 each=&quot;line in o.afip_responsability_type_ids&quot;">for each responsability</text:a></text:p>
          </table:table-cell>
          <table:table-cell table:style-name="ce46" office:value-type="string">
            <text:p><text:a xlink:href="python://(tax.get_amounts(o,line, ['in_refund', 'out_refund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6" office:value-type="string">
            <text:p><text:a xlink:href="python://(tax.get_amounts(o, invoice_type=['in_refund', 'out_refund'])[0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 each=&quot;line in o.afip_responsability_type_ids&quot;">for each responsability</text:a></text:p>
          </table:table-cell>
          <table:table-cell table:style-name="ce47" office:value-type="string">
            <text:p><text:a xlink:href="python://(tax.get_amounts(o,line, ['in_refund', 'out_refund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 invoice_type=['in_refund', 'out_refund'])[1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9" office:value-type="string">
            <text:p>TOTAL</text:p>
          </table:table-cell>
          <table:table-cell table:style-name="ce43" office:value-type="string">
            <text:p><text:a xlink:href="python://for each=&quot;line in o.afip_responsability_type_ids&quot;">for each responsability</text:a></text:p>
          </table:table-cell>
          <table:table-cell table:style-name="ce49" office:value-type="string">
            <text:p><text:a xlink:href="python://(tax.get_amounts(o,line, ['in_refund', 'out_refund'])[2])">amount</text:a></text:p>
          </table:table-cell>
          <table:table-cell table:style-name="ce50" office:value-type="string">
            <text:p><text:a xlink:href="python:///for">end for</text:a></text:p>
          </table:table-cell>
          <table:table-cell table:style-name="ce49" office:value-type="string">
            <text:p><text:a xlink:href="python://(tax.get_amounts(o, invoice_type=['in_refund', 'out_refund'])[2])">amoun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9">
          <table:table-cell/>
          <table:table-cell table:style-name="ce35" table:number-columns-repeated="2"/>
          <table:table-cell table:number-columns-repeated="6"/>
        </table:table-row>
        <table:table-row table:style-name="ro1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'cc_vat_amount',[('state','!=','cancel'),('type','in',['in_refund','out_refund'])]))">amount</text:a></text:p>
          </table:table-cell>
          <table:covered-table-cell table:style-name="ce44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6">
          <table:table-cell table:style-name="ce32"/>
          <table:table-cell table:number-columns-repeated="8"/>
        </table:table-row>
      </table:table>
      <table:table table:name="otros impuestos" table:style-name="ta1">
        <table:table-column table:style-name="co16" table:default-cell-style-name="ce22"/>
        <table:table-column table:style-name="co17" table:default-cell-style-name="Default"/>
        <table:table-column table:style-name="co18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 each=&quot;tax in o.other_tax_ids&quot;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6" office:value-type="string">
            <text:p><text:a xlink:href="python://(tax.get_amounts(o, invoice_type=['out_invoice', 'in_invoice'])[1])">amount</text:a></text:p>
          </table:table-cell>
          <table:table-cell table:style-name="ce46" office:value-type="string">
            <text:p><text:a xlink:href="python://(tax.get_amounts(o, invoice_type=['in_refund', 'out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0" table:target-range-address="Detalle.A5:Detalle.L17" table:contains-header="false"/>
        <table:database-range table:name="__Anonymous_Sheet_DB__2" table:target-range-address="'x alicuota'.D18:'x alicuota'.D1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10/01/2017</text:date>, <text:time>18:1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7-01-10T18:17:40</dc:date>
    <meta:editing-duration>P1DT7H57M43S</meta:editing-duration>
    <meta:editing-cycles>232</meta:editing-cycles>
    <meta:generator>OpenOffice/4.1.0$Unix OpenOffice.org_project/410m18$Build-9764</meta:generator>
    <meta:document-statistic meta:table-count="4" meta:cell-count="120" meta:object-count="0"/>
  </office:meta>
</office:document-meta>
</file>